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DTO.SourceDTO( Source source , boolean deep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ourceDTO.addSourceLocks( SourceLock source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Auth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setSourceRevision(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Source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canCancel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copyTo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SourceDTO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SourceProperty( String namespa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DT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LatestSource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mak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removeSourceProperty( String namespa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Source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setSourceRevisionBranch( String bran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setSourceProperty( Source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cancel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moveTo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SourceRevision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Sourc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getFra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TO.isVersio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